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Droid Sans2"/>
    </style:style>
    <style:style style:name="P2" style:family="paragraph" style:parent-style-name="Standard">
      <style:paragraph-properties fo:text-align="center" style:justify-single-word="false"/>
    </style:style>
    <style:style style:name="P3" style:family="paragraph" style:parent-style-name="Standard">
      <style:text-properties officeooo:rsid="000f9bd1" officeooo:paragraph-rsid="000f9bd1"/>
    </style:style>
    <style:style style:name="P4" style:family="paragraph" style:parent-style-name="Standard">
      <style:text-properties officeooo:paragraph-rsid="00109639"/>
    </style:style>
    <style:style style:name="P5" style:family="paragraph" style:parent-style-name="Standard">
      <style:text-properties officeooo:rsid="0011de98" officeooo:paragraph-rsid="0011de98"/>
    </style:style>
    <style:style style:name="P6" style:family="paragraph" style:parent-style-name="Standard">
      <style:text-properties officeooo:rsid="0012c3ad" officeooo:paragraph-rsid="0012c3ad"/>
    </style:style>
    <style:style style:name="P7" style:family="paragraph" style:parent-style-name="Standard">
      <style:text-properties officeooo:paragraph-rsid="001abc2f"/>
    </style:style>
    <style:style style:name="P8" style:family="paragraph" style:parent-style-name="Standard">
      <style:text-properties officeooo:rsid="001abc2f" officeooo:paragraph-rsid="001abc2f"/>
    </style:style>
    <style:style style:name="P9" style:family="paragraph" style:parent-style-name="Standard">
      <style:text-properties officeooo:paragraph-rsid="00203c7f"/>
    </style:style>
    <style:style style:name="P10" style:family="paragraph" style:parent-style-name="Standard">
      <style:text-properties officeooo:paragraph-rsid="0020b29f"/>
    </style:style>
    <style:style style:name="P11" style:family="paragraph" style:parent-style-name="Standard">
      <style:text-properties officeooo:rsid="0027b4eb" officeooo:paragraph-rsid="0027b4eb"/>
    </style:style>
    <style:style style:name="P12" style:family="paragraph" style:parent-style-name="Standard">
      <style:text-properties officeooo:paragraph-rsid="00281bc6"/>
    </style:style>
    <style:style style:name="P13" style:family="paragraph" style:parent-style-name="Standard">
      <style:text-properties officeooo:rsid="002b2840" officeooo:paragraph-rsid="002b2840"/>
    </style:style>
    <style:style style:name="P14" style:family="paragraph" style:parent-style-name="Standard">
      <style:text-properties officeooo:paragraph-rsid="00308b4b"/>
    </style:style>
    <style:style style:name="P15" style:family="paragraph" style:parent-style-name="Standard">
      <style:text-properties officeooo:rsid="00312c80" officeooo:paragraph-rsid="00312c80"/>
    </style:style>
    <style:style style:name="P16" style:family="paragraph" style:parent-style-name="Subtitle">
      <style:paragraph-properties fo:margin-left="5.08cm" fo:margin-right="0cm" fo:text-align="start" style:justify-single-word="false" fo:text-indent="0cm" style:auto-text-indent="false"/>
    </style:style>
    <style:style style:name="P17" style:family="paragraph" style:parent-style-name="Subtitle">
      <style:paragraph-properties fo:margin-left="6.35cm" fo:margin-right="0cm" fo:text-align="start" style:justify-single-word="false" fo:text-indent="0cm" style:auto-text-indent="false"/>
    </style:style>
    <style:style style:name="P18" style:family="paragraph" style:parent-style-name="Subtitle">
      <style:paragraph-properties fo:margin-left="3.81cm" fo:margin-right="0cm" fo:text-align="start" style:justify-single-word="false" fo:text-indent="0cm" style:auto-text-indent="false"/>
    </style:style>
    <style:style style:name="P19" style:family="paragraph" style:parent-style-name="Title">
      <style:paragraph-properties fo:break-before="page"/>
    </style:style>
    <style:style style:name="P20" style:family="paragraph" style:parent-style-name="Subtitle">
      <style:text-properties officeooo:paragraph-rsid="0011de98"/>
    </style:style>
    <style:style style:name="P21" style:family="paragraph" style:parent-style-name="Subtitle">
      <style:text-properties officeooo:rsid="00203c7f" officeooo:paragraph-rsid="0020b29f"/>
    </style:style>
    <style:style style:name="P22" style:family="paragraph" style:parent-style-name="Subtitle">
      <style:text-properties officeooo:paragraph-rsid="00281bc6"/>
    </style:style>
    <style:style style:name="P23" style:family="paragraph" style:parent-style-name="Title">
      <style:text-properties officeooo:paragraph-rsid="00281bc6"/>
    </style:style>
    <style:style style:name="P24" style:family="paragraph" style:parent-style-name="Title">
      <style:text-properties officeooo:paragraph-rsid="00300138"/>
    </style:style>
    <style:style style:name="P25" style:family="paragraph" style:parent-style-name="Title">
      <style:text-properties officeooo:rsid="00300138" officeooo:paragraph-rsid="00300138"/>
    </style:style>
    <style:style style:name="P26"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27" style:family="paragraph" style:parent-style-name="Standard">
      <style:text-properties officeooo:rsid="0015012b" officeooo:paragraph-rsid="0033bb88"/>
    </style:style>
    <style:style style:name="T1" style:family="text">
      <style:text-properties fo:color="#4472c4"/>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officeooo:rsid="000f9bd1"/>
    </style:style>
    <style:style style:name="T6" style:family="text">
      <style:text-properties officeooo:rsid="0012c3ad"/>
    </style:style>
    <style:style style:name="T7" style:family="text">
      <style:text-properties officeooo:rsid="0013c8bd"/>
    </style:style>
    <style:style style:name="T8" style:family="text">
      <style:text-properties officeooo:rsid="00158c1c"/>
    </style:style>
    <style:style style:name="T9" style:family="text">
      <style:text-properties officeooo:rsid="0017046f"/>
    </style:style>
    <style:style style:name="T10" style:family="text">
      <style:text-properties officeooo:rsid="00184249"/>
    </style:style>
    <style:style style:name="T11" style:family="text">
      <style:text-properties officeooo:rsid="001867af"/>
    </style:style>
    <style:style style:name="T12" style:family="text">
      <style:text-properties officeooo:rsid="0019bd51"/>
    </style:style>
    <style:style style:name="T13" style:family="text">
      <style:text-properties officeooo:rsid="001abc2f"/>
    </style:style>
    <style:style style:name="T14" style:family="text">
      <style:text-properties officeooo:rsid="001fb5ec"/>
    </style:style>
    <style:style style:name="T15" style:family="text">
      <style:text-properties officeooo:rsid="0021537e"/>
    </style:style>
    <style:style style:name="T16" style:family="text">
      <style:text-properties officeooo:rsid="00227392"/>
    </style:style>
    <style:style style:name="T17" style:family="text">
      <style:text-properties officeooo:rsid="0027b4eb"/>
    </style:style>
    <style:style style:name="T18" style:family="text">
      <style:text-properties officeooo:rsid="00281bc6"/>
    </style:style>
    <style:style style:name="T19" style:family="text">
      <style:text-properties style:font-name="Droid Sans" fo:font-size="12pt" officeooo:rsid="00281bc6" style:font-size-asian="12pt"/>
    </style:style>
    <style:style style:name="T20" style:family="text">
      <style:text-properties officeooo:rsid="0028e5e8"/>
    </style:style>
    <style:style style:name="T21" style:family="text">
      <style:text-properties officeooo:rsid="0029b347"/>
    </style:style>
    <style:style style:name="T22" style:family="text">
      <style:text-properties officeooo:rsid="002b2840"/>
    </style:style>
    <style:style style:name="T23" style:family="text">
      <style:text-properties officeooo:rsid="00300138"/>
    </style:style>
    <style:style style:name="T24" style:family="text">
      <style:text-properties officeooo:rsid="00308b4b"/>
    </style:style>
    <style:style style:name="T25" style:family="text">
      <style:text-properties officeooo:rsid="00312c80"/>
    </style:style>
    <style:style style:name="T26" style:family="text">
      <style:text-properties officeooo:rsid="0032338d"/>
    </style:style>
    <style:style style:name="T27" style:family="text">
      <style:text-properties officeooo:rsid="0033bb88"/>
    </style:style>
    <style:style style:name="T28" style:family="text">
      <style:text-properties officeooo:rsid="0034387b"/>
    </style:style>
    <style:style style:name="T29" style:family="text">
      <style:text-properties officeooo:rsid="003488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Basic Reference</text:h>
      <text:p text:style-name="P2">At present this reference is for version 0.<text:span text:style-name="T15">5</text:span><text:span text:style-name="T25">2</text:span></text:p>
      <text:p text:style-name="Title">!</text:p>
      <text:p text:style-name="Standard">!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Binary constant prefix. %101010 is the same as the decimal constant 42.</text:p>
      <text:p text:style-name="Subtitle">%101010</text:p>
      <text:p text:style-name="Title">&amp;</text:p>
      <text:p text:style-name="Standard">Hexadecimal constant prefix. &amp;2A is the same as the decimal constant 42.</text:p>
      <text:p text:style-name="Subtitle">&amp;2A <text:s/>&amp;FFFE</text:p>
      <text:p text:style-name="Title">' <text:tab/>rem</text:p>
      <text:p text:style-name="Standard">Comment. ‘ and rem are synonyms. <text:s/>The rest of the line is ignored. The only difference between the two is when listing, ‘ comments show up in reverse to highlight them. The remainder of the line is still tokenised, so it is advised to use alphanumerics, commas, full stops only. Some comments (e.g. rem &amp;&amp; hello) will not tokenise.</text:p>
      <text:p text:style-name="Subtitle">‘ My Program <text:s text:c="4"/>Rem <text:s text:c="3"/>rem Hello world</text:p>
      <text:p text:style-name="Title">*</text:p>
      <text:p text:style-name="Standard">Binary multiply</text:p>
      <text:p text:style-name="Subtitle">4*2</text:p>
      <text:p text:style-name="Title">+</text:p>
      <text:p text:style-name="Standard">Binary add or string concatenation. </text:p>
      <text:p text:style-name="Subtitle">4+2<text:tab/> “Hello “+”World !”</text:p>
      <text:p text:style-name="Title">-</text:p>
      <text:p text:style-name="Standard">Binary subtract</text:p>
      <text:p text:style-name="Subtitle">44 – 2</text:p>
      <text:p text:style-name="P19">.</text:p>
      <text:p text:style-name="Standard">Sets the following label to the current assembler address</text:p>
      <text:p text:style-name="Subtitle">.myLabel</text:p>
      <text:p text:style-name="Title">/</text:p>
      <text:p text:style-name="Standard">Signed binary division. An error occurs if the divisor is zero.</text:p>
      <text:p text:style-name="Subtitle">420/10</text:p>
      <text:p text:style-name="Title">&lt;<text:tab/>&lt;=<text:tab/>&lt;&gt;<text:tab/>=<text:tab/>&gt;<text:tab/>&gt;=</text:p>
      <text:p text:style-name="Standard">Comparison binary operators, which return 0 for false and -1 for true. They can be used to either compare two integers or two strings.</text:p>
      <text:p text:style-name="Subtitle">A&lt;42<text:tab/><text:tab/>c$&gt;=”Hello”</text:p>
      <text:p text:style-name="Title">? print</text:p>
      <text:p text:style-name="Standard">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Returns the absolute value of the parameter</text:p>
      <text:p text:style-name="Subtitle">Abs(-4)</text:p>
      <text:p text:style-name="Title">and</text:p>
      <text:p text:style-name="Standard">Binary and operator. This is a binary operator not a logical, e.g. it is the binary and <text:span text:style-name="T2">not</text:span> a logical and so it can return values other than true and false</text:p>
      <text:p text:style-name="Subtitle">Count &amp; 7</text:p>
      <text:p text:style-name="Title">alloc()</text:p>
      <text:p text:style-name="Standard">Allocate the given number of words of memory and return the address.</text:p>
      <text:p text:style-name="Subtitle">Alloc(32)</text:p>
      <text:p text:style-name="Title">asc()</text:p>
      <text:p text:style-name="Standard">Returns the ASCII value of the first character in the string, or zero if the string is empty.</text:p>
      <text:p text:style-name="Subtitle">Asc(“*”)</text:p>
      <text:p text:style-name="Title"><text:soft-page-break/>assert</text:p>
      <text:p text:style-name="Standard">Every good programming language should have assert. It verifies contracts and detects error conditions. If the expression following is zero, an error is produced.</text:p>
      <text:p text:style-name="Subtitle">Assert my.age = 42</text:p>
      <text:p text:style-name="Title">blit</text:p>
      <text:p text:style-name="Standard">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Simple procedures. These should be used rather than gosub. Or else. <text:s/>The empty brackets are mandatory even if there aren’t any parameters (the aim is to use value parameters).</text:p>
      <text:p text:style-name="P16">Call print.message(“Hello”,42)</text:p>
      <text:p text:style-name="Standard"><text:tab/><text:tab/><text:tab/><text:tab/>….</text:p>
      <text:p text:style-name="P16">Proc print.message(msg$,n)</text:p>
      <text:p text:style-name="P17">Print msg$+“World <text:s/>x “+str$(n)</text:p>
      <text:p text:style-name="P16">Endproc</text:p>
      <text:p text:style-name="Standard"/>
      <text:p text:style-name="Title">chr$()</text:p>
      <text:p text:style-name="Standard">Convert an ASCII integer to a single character string.</text:p>
      <text:p text:style-name="Subtitle">Chr$(42)</text:p>
      <text:p text:style-name="Title">clear</text:p>
      <text:p text:style-name="Standard">Erase all variables. This does <text:span text:style-name="T2">not erase </text:span>integer variables A-Z which are permanent</text:p>
      <text:p text:style-name="Subtitle">clear</text:p>
      <text:p text:style-name="Title">cls</text:p>
      <text:p text:style-name="Standard">Clears the text screen. <text:s/>Paradoxically this does not … clear the screen. Only the text screen. <text:span text:style-name="T10">This also clears the sprite plane and resets all the sprites (to position 0,colour 0,flip 0,character 0)</text:span></text:p>
      <text:p text:style-name="Subtitle">Cls</text:p>
      <text:p text:style-name="Title">code</text:p>
      <text:p text:style-name="Standard"><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text:p>
      <text:p text:style-name="Subtitle">Code &amp;6000,1</text:p>
      <text:p text:style-name="Title">cursor</text:p>
      <text:p text:style-name="Standard">Move the text cursor to the given text coordinates</text:p>
      <text:p text:style-name="Subtitle">Cursor 22,10</text:p>
      <text:p text:style-name="Title">dim</text:p>
      <text:p text:style-name="Standard">Dimension integer or string arrays with up to two dimensions</text:p>
      <text:p text:style-name="Subtitle">Dim a$(10),a.score(10) <text:s text:c="2"/>dim name$(10,2)</text:p>
      <text:p text:style-name="Title">dir</text:p>
      <text:p text:style-name="Standard">Displays the local file system directory.</text:p>
      <text:p text:style-name="Subtitle">dir</text:p>
      <text:p text:style-name="Title">end</text:p>
      <text:p text:style-name="Standard">Ends the current program and returns to the command line</text:p>
      <text:p text:style-name="Subtitle">End</text:p>
      <text:p text:style-name="Title">exists()</text:p>
      <text:p text:style-name="Standard">Check if the file exists in the local file system</text:p>
      <text:p text:style-name="Subtitle">Exists(“demo.dat”)</text:p>
      <text:p text:style-name="Title">false</text:p>
      <text:p text:style-name="Standard">Returns the constant zero.</text:p>
      <text:p text:style-name="Subtitle">false</text:p>
      <text:p text:style-name="Title">fkey</text:p>
      <text:p text:style-name="Standard">Programs the function keys f1-f6 (also accessible by Ctrl 1-6). Sets the string that is put into the keyboard buffer when you press the key. To make it enter, follow with chr$(13) (Carriage Return)</text:p>
      <text:p text:style-name="Subtitle">Fkey 1,”List”+chr$(13) <text:tab/>fkey 2,”****”</text:p>
      <text:p text:style-name="Title"><text:soft-page-break/>for <text:s text:c="4"/>to <text:s text:c="3"/>step <text:s text:c="2"/>next </text:p>
      <text:p text:style-name="Standard">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Get a single keystroke from the keyboard and return as a single character string</text:p>
      <text:p text:style-name="Subtitle">Get$()</text:p>
      <text:p text:style-name="Title">get()</text:p>
      <text:p text:style-name="Standard">Get a single keystroke from the keyboard and return as an ascii value</text:p>
      <text:p text:style-name="Subtitle">Get()</text:p>
      <text:p text:style-name="Title">gosub</text:p>
      <text:p text:style-name="Standard">Call a routine at a given line number. This is provided for compatibility only. Do not use it or I will hunt you down and torture you.</text:p>
      <text:p text:style-name="Subtitle">Gosub 1000</text:p>
      <text:p text:style-name="Title">goto</text:p>
      <text:p text:style-name="P9">Transfer execution to given line number. See GOSUB ; same comment.</text:p>
      <text:p text:style-name="P9">Goto 666:rem “If you use Goto. You don’t need it”</text:p>
      <text:p text:style-name="Title">hit()</text:p>
      <text:p text:style-name="P10">Checks if two sprites have collided. <text:span text:style-name="T16">Note, this is done on positions and a hit box, so if you move them in steps bigger than the size of the sprite the may not work. </text:span><text:span text:style-name="T21">The parameters are the two sprites to check, and optionally a hit box size of 0..15, the default being 15.</text:span></text:p>
      <text:p text:style-name="P21">Print hit(3,2),<text:span text:style-name="T21">hit(4,2,8)</text:span></text:p>
      <text:p text:style-name="Title">if <text:tab/><text:tab/>then <text:tab/>else <text:tab/>endif</text:p>
      <text:p text:style-name="Standard">If has two forms. The first is classic BASIC, e.g. if &lt;condition&gt; then &lt;do something&gt;</text:p>
      <text:p text:style-name="Subtitle">If name=”Benny” then my.iq = 70</text:p>
      <text:p text:style-name="Standard"><text:soft-page-break/>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
      <text:p text:style-name="Title">ink</text:p>
      <text:p text:style-name="Standard">Sets the text drawing colour.</text:p>
      <text:p text:style-name="Subtitle">Ink 4</text:p>
      <text:p text:style-name="Title">inkey$()</text:p>
      <text:p text:style-name="Standard">Sees if a new key press has occurred, if so returns it as a string, if no key available returns “”. It’s like get$() except it doesn’t wait.</text:p>
      <text:p text:style-name="Subtitle">Inkey$()</text:p>
      <text:p text:style-name="Title">inkey(</text:p>
      <text:p text:style-name="Standard">Sees if a new key press has occurred, if so returns its ASCII value as an integer, if no key available returns 0. It’s like get() except it doesn’t wait. You probably guessed.</text:p>
      <text:p text:style-name="Subtitle">Inkey()</text:p>
      <text:p text:style-name="Title">input</text:p>
      <text:p text:style-name="Standard">Inputs a string or an integer which can be edited using backspace and ends with return. The string cannot go beyond one line. Very limited. Deliberately.</text:p>
      <text:p text:style-name="Subtitle">Input a$</text:p>
      <text:p text:style-name="Title">is.number()</text:p>
      <text:p text:style-name="P15">This is a support for val / to.number and takes the same parameters, a string and an optional base from 2..16. This deals with the problem with val() that it errors if you give it a non 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Checks the joystick button. As there are two , this has a parameter , 1 or 2.</text:p>
      <text:p text:style-name="Subtitle">Joyb(2)</text:p>
      <text:p text:style-name="Title">joyx()</text:p>
      <text:p text:style-name="Standard">Current x position of the joystick, which is a simple controller non analogue type (or also the keyboard), returns -1 0 or 1</text:p>
      <text:p text:style-name="Subtitle"><text:soft-page-break/>Joyx()</text:p>
      <text:p text:style-name="Title">joyy()</text:p>
      <text:p text:style-name="Standard">Current x position of the joystick, which is a simple controller non analogue type (or also the keyboard), returns -1 0 or 1</text:p>
      <text:p text:style-name="Subtitle">Joyy()</text:p>
      <text:p text:style-name="P25">key</text:p>
      <text:p text:style-name="Standard">Ch<text:span text:style-name="T23">ecks if a key is pressed. This takes one value, which is the row number on the keyboard map in the hardware reference, multiplied by 16 and added to the column number. So ‘F’ is row 2 column 3 on the map, which is 2*16+3, so either 35 or &amp;23 in hexadecimal is clearer. Returns 0 or -1.</text:span></text:p>
      <text:p text:style-name="Subtitle">if key(2,3) then print “F pressed”</text:p>
      <text:p text:style-name="P24">left$()</text:p>
      <text:p text:style-name="Standard">Returns several characters from a string counting from the left</text:p>
      <text:p text:style-name="Subtitle">Left$(a$,4)</text:p>
      <text:p text:style-name="Title">len() <text:s text:c="4"/>length()</text:p>
      <text:p text:style-name="Standard">Returns the length of the string as an integer</text:p>
      <text:p text:style-name="Subtitle">Len(“Hello, World”)</text:p>
      <text:p text:style-name="Title">let</text:p>
      <text:p text:style-name="Standard">Assignment statement. Can be assumed (except for PAGE).</text:p>
      <text:p text:style-name="Subtitle">Let a = 42 <text:s text:c="3"/>a$=”Hello”</text:p>
      <text:p text:style-name="Title">line</text:p>
      <text:p text:style-name="Standard">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text:soft-page-break/>load</text:p>
      <text:p text:style-name="Standard">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 </text:p>
      <text:p text:style-name="Subtitle">Load “myprogram” <text:s/>load “my.data”,&amp;7800</text:p>
      <text:p text:style-name="Title">local</text:p>
      <text:p text:style-name="Standard">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Converts the string to lower case.</text:p>
      <text:p text:style-name="Subtitle">Lower$(“Hello, world !”)</text:p>
      <text:p text:style-name="Title">mid$()</text:p>
      <text:p text:style-name="Standard">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Binary modulus operator. The second value must be non-zero.</text:p>
      <text:p text:style-name="Subtitle">42 mod 5</text:p>
      <text:p text:style-name="Title">move</text:p>
      <text:p text:style-name="Standard">Moves the graphics cursor to the given coordinate position</text:p>
      <text:p text:style-name="Subtitle">Move 42,120</text:p>
      <text:p text:style-name="Title">new</text:p>
      <text:p text:style-name="Standard">Erases the current program</text:p>
      <text:p text:style-name="Subtitle">New</text:p>
      <text:p text:style-name="Title">old</text:p>
      <text:p text:style-name="Standard"><text:soft-page-break/>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Binary or operator. This is a binary operator not a logical, e.g. it is the binary and <text:span text:style-name="T2">not</text:span> a logical and so it can return values other than true and false</text:p>
      <text:p text:style-name="Subtitle">Read.value or 4</text:p>
      <text:p text:style-name="Title">page</text:p>
      <text:p text:style-name="Standard">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P7">Change the palette colour. This is not instant as in hardware palettes because some implementation are not hardware palettes. So, this should be set before you start drawing stuff. Don’t use it to do things like flashing the screen at the end of a Pacman level, it won’t work. <text:span text:style-name="T13">It might seem to (the emulator currently works like this, if you type in palette 0,0,1 the background goes red, but it doesn’t work in the ESP32</text:span>. </text:p>
      <text:p text:style-name="P8">This might sound dumb but it is deliberate ; because some things are harder to implement in some forms than other. With FABGL which underlies the ESP32 for example, changing the screen background colour involves changing every single pixel, because there’s no palette mapping. It actually used to do this and I took it out for this reason.</text:p>
      <text:p text:style-name="P7">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Sets the text drawing colour</text:p>
      <text:p text:style-name="Subtitle">Paper 12</text:p>
      <text:p text:style-name="Title">peek()</text:p>
      <text:p text:style-name="Standard"><text:soft-page-break/>Returns the contents of the given memory location. I prefer using the pling operator but if you want it it’s here</text:p>
      <text:p text:style-name="Subtitle">Peek(a)</text:p>
      <text:p text:style-name="Title">plot</text:p>
      <text:p text:style-name="Standard">Moves the graphics cursor to the given coordinate position and plots a pixel in the current ink colour</text:p>
      <text:p text:style-name="Subtitle">Plot 42,120</text:p>
      <text:p text:style-name="Title">poke</text:p>
      <text:p text:style-name="Standard">Sets the contents of a memory location. See peek() regarding pling.</text:p>
      <text:p text:style-name="Subtitle">Poke 32768,42</text:p>
      <text:p text:style-name="Title">rect</text:p>
      <text:p text:style-name="Standard">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Renumbers the program. This is a very simple renumber that renumbers the current program in steps of 10 from 1000. This does <text:span text:style-name="T3">not</text:span> work with GOTO and GOSUB , and this is deliberate, and it will not change, <text:span text:style-name="T14">so if you use them you’re on your own.</text:span></text:p>
      <text:p text:style-name="Subtitle">renumber</text:p>
      <text:p text:style-name="Title">rnd() <text:s text:c="5"/>random()</text:p>
      <text:p text:style-name="Standard">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Conditional loop, which is tested at the bottom.</text:p>
      <text:p text:style-name="P18">repeat</text:p>
      <text:p text:style-name="P16">call drink.a.pint()</text:p>
      <text:p text:style-name="P18">until alcohol.in.blood &gt; 100</text:p>
      <text:p text:style-name="Title"><text:soft-page-break/>return</text:p>
      <text:p text:style-name="Standard">Return from GOSUB call. You can make up your own death threats.</text:p>
      <text:p text:style-name="Subtitle">return</text:p>
      <text:p text:style-name="Title">right$()</text:p>
      <text:p text:style-name="Standard">Returns several characters from a string counting from the right</text:p>
      <text:p text:style-name="Subtitle">Right$(a$,4)</text:p>
      <text:p text:style-name="Title">run</text:p>
      <text:p text:style-name="Standard">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P4">The system defaults to <text:span text:style-name="T6">1,3 </text:span>e.g. <text:span text:style-name="T6">1</text:span> foreground/sprite plane and <text:span text:style-name="T6">3</text:span> text planes, which gives a <text:span text:style-name="T6">8</text:span>-colour text display (because 2^<text:span text:style-name="T6">3</text:span> = <text:span text:style-name="T6">8</text:span>). <text:span text:style-name="T5">There are only 8 colours in the reference implementation :) </text:span></text:p>
      <text:p text:style-name="P4">Screen 2,2 reorganises this so there are 2 foreground planes and 2 background planes. The background plane has four colours and the foreground three (because on the foreground colour 0 is transparent).</text:p>
      <text:p text:style-name="Standard">So, you can have no sprites and 16 colours, a single sprite colour and 8 colours, 4 sprite colours and 4 background colours and so on. Later implementation may allow the use of more colours without affecting background compatibility.</text:p>
      <text:p text:style-name="Standard"><text:soft-page-break/>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text:span text:style-name="T9">You can kill all sprites using CLS.</text:span></text:p>
      <text:p text:style-name="Subtitle">Screen 0,4 <text:s text:c="4"/>screen 3,1</text:p>
      <text:p text:style-name="Title">sgn() sign()</text:p>
      <text:p text:style-name="Standard">Returns the sign of an integer, which is -1 0 or 1 depending on the value.</text:p>
      <text:p text:style-name="Subtitle">Sgn(42)</text:p>
      <text:p text:style-name="P23">s<text:span text:style-name="T18">lide</text:span></text:p>
      <text:p text:style-name="P12"><text:span text:style-name="T17">Plays a sound on the given channel, for a given time period (in 1/10s) at a </text:span><text:span text:style-name="T19">varying pitch up or down</text:span><text:span text:style-name="T17">. </text:span><text:span text:style-name="T18">The variation is the same calculation as the value in “sound”</text:span><text:span text:style-name="T17"> This is rounded down by dividing by 64, so -</text:span><text:span text:style-name="T18">63..63 are effectively zero</text:span><text:span text:style-name="T17">. </text:span><text:span text:style-name="T18">This makes weird sound effects ; best used experimentally.</text:span></text:p>
      <text:p text:style-name="P22">S<text:span text:style-name="T18">lide</text:span> 1,10,-<text:span text:style-name="T18">4242</text:span></text:p>
      <text:p text:style-name="Title">sound</text:p>
      <text:p text:style-name="P11">Plays a sound on the given channel, for a given time period (in 1/10s) at a given pitch. The pitch is actually a wavelengths ; the frequency is 5,000,000 / n. This is rounded down by dividing by 64, so is approximate. It is fairly accurate except at high pitches. Channel 0 is the noise channel, <text:span text:style-name="T18">and the last parameter is ignored. Channel 1 and 2 are square wave tones. </text:span><text:span text:style-name="T20">A table of pitches is in the documents folder.</text:span></text:p>
      <text:p text:style-name="Subtitle">Sound 1,10,10000</text:p>
      <text:p text:style-name="Title">sprite</text:p>
      <text:p text:style-name="P5">The sprite command controls sprites. Which you probably guessed. </text:p>
      <text:p text:style-name="P5">The sprite load loads a sprite file produced by the sprite editor into the sprite image area, which supports up to 16 (at present) 16 x 16 graphic images. <text:span text:style-name="T6">This can be used seperately as BLIT uses the same data.</text:span></text:p>
      <text:p text:style-name="P6"><text:soft-page-break/>The remaining sprites require a sprite plane – which is set up in SCREEN. If you <text:span text:style-name="T7">set the screen to 4,0 for some reason it will give an error. There are up to 16 (at present) independent sprites, each 16x16 </text:span><text:span text:style-name="T28">or 32x32</text:span><text:span text:style-name="T7"> pixels single colour. Each can be positioned on the screen, have their colour or graphic set, and be horizontally or vertically flipped, or both.</text:span></text:p>
      <text:p text:style-name="P27">The first parameter is the sprite number, which is 0-15. The remainder are commands followed by parameter(s). TO x,y sets the position <text:span text:style-name="T29">of the sprite centre, so if you do TO 0,0 you will only see the bottom right quarter</text:span>, INK n sets the colour, DRAW n sets the <text:span text:style-name="T29">image number</text:span> and FLIP n sets the orientation (0 = normal,1 = vertical, 2 = horizontal, 3 = both). <text:span text:style-name="T27">DIM sets the scale to 1 or 2, defaulting to 1.</text:span></text:p>
      <text:p text:style-name="P27">Sprites operate independently of the text screen and everything else – <text:span text:style-name="T8">if you break into a sprite program the sprites will still be there and you can edit under them, which is a bit surrealy. Commands can be changed – the second line below sets all four parameters in one go. </text:span><text:span text:style-name="T11">Ink 0 is not black but transparent, so if you </text:span><text:span text:style-name="T12">do SPRITE 1 INK 0 it becomes invisible. The sprites are normally stacked from 0-15 and this should hopefully work mostly :) 15 is the topmost. But don’t rely on it without testing, though because this is all done in software it isn’t implementation dependent.</text:span></text:p>
      <text:p text:style-name="P20">sprite load “demo.spr” <text:s text:c="4"/>sprite 1 ink 2 <text:s text:c="4"/></text:p>
      <text:p text:style-name="P20">sprite 5 to 100,100 ink 3 flip 4 draw 7 <text:span text:style-name="T26">dim 2</text:span></text:p>
      <text:p text:style-name="Title">stop</text:p>
      <text:p text:style-name="Standard">Stops program with an error</text:p>
      <text:p text:style-name="Subtitle">stop</text:p>
      <text:p text:style-name="Title">sys</text:p>
      <text:p text:style-name="Standard">Executes a machine code routine at a given address. On entry, R0 points to the fixed variable A, and variables B-Z follow in logical sequence</text:p>
      <text:p text:style-name="Subtitle">Sys &amp;FFE4</text:p>
      <text:p text:style-name="Title">sysvar()</text:p>
      <text:p text:style-name="Standard">Returns a kernel system value. These are listed in the kernel source</text:p>
      <text:p text:style-name="Subtitle">example</text:p>
      <text:p text:style-name="Title">timer()</text:p>
      <text:p text:style-name="P13">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text:soft-page-break/>signed, so -32768 ($8000 hex) is less than 32767 ($7FFF hex) even though the timer will increment from 32767 to -32768.</text:p>
      <text:p text:style-name="Subtitle">t1 = timer():repeat unt<text:span text:style-name="T22">il</text:span> timer()-t1 &gt; 0</text:p>
      <text:p text:style-name="Title">to.number() <text:tab/>val()</text:p>
      <text:p text:style-name="Standard">Converts a number to a string. There must be some number there e.g. “-42xxx” works and returns 42 but “xxx” returns an error. <text:span text:style-name="T24">A second parameter can set a conversion base from 2 to 16, but defaults to 10. </text:span><text:span text:style-name="T25">This is for compatibility. To make it useable use the function is.number() which checks to see if it is valid.</text:span></text:p>
      <text:p text:style-name="Subtitle">Val(“42”) <text:s text:c="3"/><text:span text:style-name="T25">val(“4C3”,16)</text:span></text:p>
      <text:p text:style-name="Title">to.string$()<text:tab/>str$()</text:p>
      <text:p text:style-name="P14">Converts a string to a number, in signed decimal form. <text:span text:style-name="T24">A second parameter can set a conversion base from 2 to 16 and in this case it is done unsigned.</text:span></text:p>
      <text:p text:style-name="Subtitle">Str$(42) <text:s/><text:span text:style-name="T24">str$(412,16)</text:span></text:p>
      <text:p text:style-name="Title">true</text:p>
      <text:p text:style-name="Standard">Returns the constant -1</text:p>
      <text:p text:style-name="Subtitle">True</text:p>
      <text:p text:style-name="Title">upper$()</text:p>
      <text:p text:style-name="Standard">Converts the string to lower case.</text:p>
      <text:p text:style-name="Subtitle">Upper$(“Hello, world !”)</text:p>
      <text:p text:style-name="Title">wait</text:p>
      <text:p text:style-name="P3">Wait for the given amount of centi-seconds (e.g. 1/100 of a second). While you are waiting any background things – sprite repainting, break checking continue.</text:p>
      <text:p text:style-name="Subtitle">wait</text:p>
      <text:p text:style-name="Title">while <text:tab/>wend</text:p>
      <text:p text:style-name="Standard">Conditional loop with test at the top</text:p>
      <text:p text:style-name="P18">While wife.very.cross</text:p>
      <text:p text:style-name="P16">Call buy.flowers()</text:p>
      <text:p text:style-name="P16"><text:bookmark-start text:name="_GoBack"/>Call<text:bookmark-end text:name="_GoBack"/> grovel()</text:p>
      <text:p text:style-name="P18">wend</text:p>
      <text:p text:style-name="Title">xor</text:p>
      <text:p text:style-name="Standard"><text:soft-page-break/>Binary exclusive or operator. This is a binary operator not a logical, e.g. it is the binary and <text:span text:style-name="T2">not</text:span> a logical and so it can return values other than true and false</text:p>
      <text:p text:style-name="Subtitle">A xor &amp;0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Droid Sans" fo:font-family="'Droid Sans'"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loext:graphic-properties draw:fill="solid" draw:fill-color="#0070c0"/>
      <style:paragraph-properties fo:margin-top="0.106cm" fo:margin-bottom="0.106cm" loext:contextual-spacing="true" fo:line-height="100%" fo:text-align="center" style:justify-single-word="false" fo:background-color="#0070c0"/>
      <style:text-properties fo:text-transform="lowercase" fo:color="#ffff00" style:font-name="Droid Sans1" fo:font-family="'Droid Sans'" style:font-style-name="Bold" style:font-family-generic="swiss" style:font-pitch="variable"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text-align="center" style:justify-single-word="false"/>
      <style:text-properties fo:text-transform="lowercase" fo:color="#ff0000" style:font-name="Droid Sans" fo:font-family="'Droid Sans'" style:font-style-name="Regular" style:font-family-generic="swiss" style:font-pitch="variable" fo:letter-spacing="0.026cm" style:font-name-asian="Calibri1"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2"/>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15</text:page-number></text:span><text:span text:style-name="MT1"><text:s/>of </text:span><text:span text:style-name="MT1"><text:page-count style:num-format="1">15</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61</meta:editing-cycles>
    <meta:creation-date>2020-03-22T12:54:00</meta:creation-date>
    <dc:date>2020-03-31T13:40:27.711517587</dc:date>
    <meta:editing-duration>PT49M59S</meta:editing-duration>
    <meta:generator>LibreOffice/6.4.2.2$Linux_X86_64 LibreOffice_project/40$Build-2</meta:generator>
    <meta:document-statistic meta:table-count="0" meta:image-count="0" meta:object-count="0" meta:page-count="15" meta:paragraph-count="296" meta:word-count="3547" meta:character-count="19805" meta:non-whitespace-character-count="164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